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2" style:family="paragraph" style:parent-style-name="Text_20_body">
      <style:paragraph-properties fo:margin-left="0in" fo:margin-right="0in" fo:margin-top="0in" fo:margin-bottom="0.0835in" fo:line-height="160%"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in" fo:line-height="160%" fo:text-align="start" style:justify-single-word="false"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in" fo:line-height="160%" fo:text-align="start" style:justify-single-word="false"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in" fo:line-height="160%" fo:text-align="start" style:justify-single-word="false" fo:orphans="2" fo:widows="2" fo:text-indent="0in" style:auto-text-indent="false" fo:padding="0in" fo:border="none"/>
    </style:style>
    <style:style style:name="P7" style:family="paragraph" style:parent-style-name="Text_20_body" style:list-style-name="L5">
      <style:paragraph-properties fo:margin-left="0in" fo:margin-right="0in" fo:margin-top="0in" fo:margin-bottom="0in" fo:line-height="160%" fo:text-align="start" style:justify-single-word="false" fo:orphans="2" fo:widows="2" fo:text-indent="0in" style:auto-text-indent="false" fo:padding="0in" fo:border="none"/>
    </style:style>
    <style:style style:name="P8" style:family="paragraph" style:parent-style-name="Text_20_body" style:list-style-name="L6">
      <style:paragraph-properties fo:margin-left="0in" fo:margin-right="0in" fo:margin-top="0in" fo:margin-bottom="0in" fo:line-height="160%" fo:text-align="start" style:justify-single-word="false" fo:orphans="2" fo:widows="2" fo:text-indent="0in" style:auto-text-indent="false" fo:padding="0in" fo:border="none"/>
    </style:style>
    <style:style style:name="P9"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letter-spacing="normal" fo:font-style="normal" fo:font-weight="normal"/>
    </style:style>
    <style:style style:name="P10" style:family="paragraph" style:parent-style-name="Text_20_body">
      <style:paragraph-properties fo:margin-top="0in" fo:margin-bottom="0.0835in" fo:line-height="160%" fo:text-align="start" style:justify-single-word="false" fo:orphans="2" fo:widows="2"/>
    </style:style>
    <style:style style:name="P11"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letter-spacing="normal" fo:font-style="normal" fo:font-weight="normal"/>
    </style:style>
    <style:style style:name="P12" style:family="paragraph" style:parent-style-name="Text_20_body">
      <style:paragraph-properties fo:margin-top="0in" fo:margin-bottom="0in" fo:line-height="160%" fo:text-align="start" style:justify-single-word="false" fo:orphans="2" fo:widows="2"/>
    </style:style>
    <style:style style:name="P13" style:family="paragraph" style:parent-style-name="Text_20_body" style:list-style-name="L1">
      <style:paragraph-properties fo:margin-top="0in" fo:margin-bottom="0in"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4" style:family="paragraph" style:parent-style-name="Text_20_body" style:list-style-name="L4">
      <style:paragraph-properties fo:margin-top="0in" fo:margin-bottom="0in"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5" style:family="paragraph" style:parent-style-name="Text_20_body" style:list-style-name="L5">
      <style:paragraph-properties fo:margin-top="0in" fo:margin-bottom="0in"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6" style:family="paragraph" style:parent-style-name="Text_20_body" style:list-style-name="L2">
      <style:paragraph-properties fo:margin-top="0in" fo:margin-bottom="0in" fo:line-height="160%" fo:text-align="start" style:justify-single-word="false" fo:orphans="2" fo:widows="2" fo:padding="0in" fo:border="none"/>
    </style:style>
    <style:style style:name="P17" style:family="paragraph" style:parent-style-name="Standard">
      <style:paragraph-properties fo:margin-top="0in" fo:margin-bottom="0.1965in"/>
    </style:style>
    <style:style style:name="P18" style:family="paragraph" style:parent-style-name="Standard">
      <style:paragraph-properties fo:break-before="page"/>
    </style:style>
    <style:style style:name="P19"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20"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letter-spacing="normal" fo:font-style="normal" fo:font-weight="normal" fo:background-color="#201e2f"/>
    </style:style>
    <style:style style:name="P21" style:family="paragraph" style:parent-style-name="Preformatted_20_Text">
      <style:paragraph-properties fo:margin-top="0in" fo:margin-bottom="0.0835in" fo:text-align="start" style:justify-single-word="false" fo:orphans="2" fo:widows="2"/>
      <style:text-properties fo:font-variant="normal" fo:text-transform="none" fo:color="#ffffff" fo:letter-spacing="normal" fo:background-color="#201e2f"/>
    </style:style>
    <style:style style:name="P22" style:family="paragraph" style:parent-style-name="Preformatted_20_Text">
      <style:paragraph-properties fo:margin-top="0in" fo:margin-bottom="0.0835in" fo:text-align="start" style:justify-single-word="false" fo:orphans="2" fo:widows="2"/>
      <style:text-properties fo:font-variant="normal" fo:text-transform="none" fo:color="#939598" style:font-name="Monaco" fo:letter-spacing="normal" fo:font-style="normal" fo:font-weight="normal" fo:background-color="#201e2f"/>
    </style:style>
    <style:style style:name="P23" style:family="paragraph" style:parent-style-name="Preformatted_20_Text">
      <style:paragraph-properties fo:margin-top="0in" fo:margin-bottom="0.0835in" fo:text-align="start" style:justify-single-word="false" fo:orphans="2" fo:widows="2"/>
    </style:style>
    <style:style style:name="P24" style:family="paragraph" style:parent-style-name="Preformatted_20_Text" style:list-style-name="L1">
      <style:paragraph-properties fo:margin-top="0in" fo:margin-bottom="0in" fo:line-height="160%" fo:text-align="start" style:justify-single-word="false" fo:orphans="2" fo:widows="2" fo:padding="0in" fo:border="none"/>
      <style:text-properties fo:font-variant="normal" fo:text-transform="none" fo:color="#939598" style:font-name="Monaco" fo:letter-spacing="normal" fo:font-style="normal" fo:font-weight="normal" fo:background-color="#201e2f"/>
    </style:style>
    <style:style style:name="P25" style:family="paragraph" style:parent-style-name="Preformatted_20_Text" style:list-style-name="L1">
      <style:paragraph-properties fo:margin-top="0in" fo:margin-bottom="0in" fo:line-height="160%" fo:text-align="start" style:justify-single-word="false" fo:orphans="2" fo:widows="2" fo:padding="0in" fo:border="none"/>
      <style:text-properties fo:font-variant="normal" fo:text-transform="none" fo:color="#ffffff" style:font-name="Monaco" fo:letter-spacing="normal" fo:font-style="normal" fo:font-weight="normal" fo:background-color="#201e2f"/>
    </style:style>
    <style:style style:name="T1" style:family="text">
      <style:text-properties fo:font-variant="normal" fo:text-transform="none" fo:color="#484848" style:font-name="Nunito Sans" fo:letter-spacing="normal" fo:font-style="normal" fo:font-weight="normal"/>
    </style:style>
    <style:style style:name="T2" style:family="text">
      <style:text-properties fo:font-variant="normal" fo:text-transform="none" fo:color="#484848" style:font-name="Nunito Sans" fo:letter-spacing="normal" fo:font-style="normal" fo:font-weight="bold"/>
    </style:style>
    <style:style style:name="T3" style:family="text">
      <style:text-properties fo:font-variant="normal" fo:text-transform="none" fo:color="#15141f" style:font-name="Monaco" fo:letter-spacing="normal" fo:font-style="normal" fo:font-weight="normal" fo:background-color="#dfe0e0"/>
    </style:style>
    <style:style style:name="T4" style:family="text">
      <style:text-properties fo:font-variant="normal" fo:text-transform="none" fo:color="#4b35ef" style:text-line-through-style="none" style:font-name="Nunito Sans" fo:letter-spacing="normal" fo:font-style="normal" style:text-underline-style="none" fo:font-weight="normal" style:text-blinking="false" fo:background-color="transparent"/>
    </style:style>
    <style:style style:name="T5" style:family="text">
      <style:text-properties fo:color="#ff8973"/>
    </style:style>
    <style:style style:name="T6" style:family="text">
      <style:text-properties fo:color="#ff8973" style:font-name="Monaco" fo:font-style="normal" fo:font-weight="normal"/>
    </style:style>
    <style:style style:name="T7" style:family="text">
      <style:text-properties fo:color="#939598"/>
    </style:style>
    <style:style style:name="T8" style:family="text">
      <style:text-properties style:font-name="Monaco" fo:font-style="normal" fo:font-weight="normal"/>
    </style:style>
    <style:style style:name="T9" style:family="text">
      <style:text-properties fo:color="#ffe083"/>
    </style:style>
    <style:style style:name="T10" style:family="text">
      <style:text-properties fo:color="#ffe083" style:font-name="Monaco" fo:font-style="normal" fo:font-weight="normal"/>
    </style:style>
    <style:style style:name="T11" style:family="text">
      <style:text-properties fo:color="#cc7bc2"/>
    </style:style>
    <style:style style:name="T12" style:family="text">
      <style:text-properties fo:color="#b3ccf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TION TO R SYNTAX</text:p>
      <text:h text:style-name="P19" text:outline-level="1">Why R?</text:h>
      <text:p text:style-name="P1">Ahoy! We R excited for you to start your learning adventure with a language built for data enthusiasts! The R community is made up of business and science professionals passionate about the intersection of numbers, data, analysis, and code. In this lesson, we will introduce you to some basic R syntax and discuss how R classifies data types so that it can mathematically process them in analysis.</text:p>
      <text:p text:style-name="P9">But before we go any further, let’s talk about how R is different from most programming languages. Unlike with other languages, most beginners who want to learn R do so because they want to analyze data. In this way, R is more of a tool to understand data than a programming language used to build software applications. Our approach to teaching you R will be similar to teaching you how to use a new tool.</text:p>
      <text:p text:style-name="P10"><text:span text:style-name="T1">What is the tool for? R is powerful for conducting statistics and other specialized data analysis. It was invented by scientists for statistical computing and a community of specialized packages has been built around the language. In this lesson, you’ll be conducting all of your work inside R-notebook files. This </text:span><text:span text:style-name="Strong_20_Emphasis"><text:span text:style-name="T2">.Rmd</text:span></text:span><text:span text:style-name="T1">file format will allow you to write blocks of code and see their output as a webpage. You will see the blocks wrapped inside the following syntax:</text:span></text:p>
      <text:p text:style-name="P20"><text:span text:style-name="T5">This</text:span> <text:span text:style-name="T5">is</text:span> <text:span text:style-name="T5">regular</text:span> <text:span text:style-name="T5">markdown</text:span> <text:span text:style-name="T5">text</text:span> <text:span text:style-name="T5">that</text:span> <text:span text:style-name="T5">will</text:span> <text:span text:style-name="T5">render</text:span> <text:span text:style-name="T5">as</text:span> <text:span text:style-name="T5">regular</text:span> <text:span text:style-name="T5">text.</text:span></text:p>
      <text:p text:style-name="P20"><text:span text:style-name="T5">` `</text:span> <text:span text:style-name="T5">`</text:span>{<text:span text:style-name="T5">r</text:span>}</text:p>
      <text:p text:style-name="P20"><text:span text:style-name="T5">7</text:span> + <text:span text:style-name="T5">7</text:span> <text:span text:style-name="T7"># This is R code</text:span></text:p>
      <text:p text:style-name="P20"><text:span text:style-name="T5">` `</text:span> <text:span text:style-name="T5">`</text:span></text:p>
      <text:p text:style-name="P3"><text:span text:style-name="T1">This format allows you to group blocks of code with common logic, see their output, and then render all of it together as an HTML file that can be viewed on a browser as a static webpage. The </text:span><text:span text:style-name="Source_20_Text"><text:span text:style-name="T3">.Rmd</text:span></text:span><text:span text:style-name="T1"> format is the preferred standard in the data science industry.</text:span></text:p>
      <text:p text:style-name="P11">Note: This lesson assumes no prior coding knowledge and will introduce programming concepts as you need them in order to continue using R as a tool to conduct analysis.</text:p>
      <text:p text:style-name="P17"><text:soft-page-break/>INTRODUCTION TO R SYNTAX</text:p>
      <text:h text:style-name="P19" text:outline-level="1">Calculations</text:h>
      <text:p text:style-name="P3"><text:span text:style-name="T1">You probably heard R is good at doing math. Let’s start with the basic syntax for calculations. R performs addition, subtraction, multiplication, and division with </text:span><text:span text:style-name="Source_20_Text"><text:span text:style-name="T3">+</text:span></text:span><text:span text:style-name="T1">, </text:span><text:span text:style-name="Source_20_Text"><text:span text:style-name="T3">-</text:span></text:span><text:span text:style-name="T1">, </text:span><text:span text:style-name="Source_20_Text"><text:span text:style-name="T3">*</text:span></text:span><text:span text:style-name="T1">, and </text:span><text:span text:style-name="Source_20_Text"><text:span text:style-name="T3">/</text:span></text:span><text:span text:style-name="T1">:</text:span></text:p>
      <text:p text:style-name="P22"># Results in "500"</text:p>
      <text:p text:style-name="P20"><text:span text:style-name="T5">573</text:span> - <text:span text:style-name="T5">74</text:span> + <text:span text:style-name="T5">1</text:span></text:p>
      <text:p text:style-name="P23"/>
      <text:p text:style-name="P22"># Results in "50"</text:p>
      <text:p text:style-name="P20"><text:span text:style-name="T5">25</text:span> * <text:span text:style-name="T5">2</text:span></text:p>
      <text:p text:style-name="P23"/>
      <text:p text:style-name="P22"># Results in "2"</text:p>
      <text:p text:style-name="P20"><text:span text:style-name="T5">10</text:span> / <text:span text:style-name="T5">5</text:span></text:p>
      <text:p text:style-name="P12"><text:span text:style-name="T1">Mathematical operations in R follow the standard mathematical </text:span><text:a xlink:type="simple" xlink:href="https://en.wikipedia.org/wiki/Order_of_operations" office:target-frame-name="_blank" xlink:show="new" text:style-name="Internet_20_link" text:visited-style-name="Visited_20_Internet_20_Link"><text:span text:style-name="T4">order of operations</text:span></text:a><text:span text:style-name="T1">. Let’s write your first line of R code and calculate some basic math!</text:span></text:p>
      <text:p text:style-name="Standard"/>
      <text:p text:style-name="P18">INTRODUCTION TO R SYNTAX</text:p>
      <text:h text:style-name="P19" text:outline-level="1">Comments</text:h>
      <text:p text:style-name="P3"><text:span text:style-name="T1">Ironically, the second thing we’re going to do is show how to tell R to ignore a part of your program. We promise it’s very useful to know how to do this. Text written in a program but not run by the computer is called a </text:span><text:span text:style-name="Emphasis"><text:span text:style-name="T1">comment</text:span></text:span><text:span text:style-name="T1">. R interprets anything after a </text:span><text:span text:style-name="Source_20_Text"><text:span text:style-name="T3">#</text:span></text:span><text:span text:style-name="T1"> as a comment.</text:span></text:p>
      <text:p text:style-name="P9">Why would anyone want the computer to ignore a part of their file? Multiple reasons! Comments can:</text:p>
      <text:list xml:id="list3051723934357363638" text:style-name="L1">
        <text:list-item>
          <text:p text:style-name="P13">Provide context for why something is written the way it is:</text:p>
          <text:p text:style-name="P24"># This variable will be used to count the number of times anyone tweets the word persnickety</text:p>
          <text:p text:style-name="P25"><text:span text:style-name="T5">persnickety_count</text:span> &lt;- <text:span text:style-name="T5">0</text:span></text:p>
        </text:list-item>
        <text:list-item>
          <text:p text:style-name="P13">Help other people reading the code understand it faster:</text:p>
          <text:p text:style-name="P24"># This code will calculate the likelihood that it will rain tomorrow</text:p>
          <text:p text:style-name="P25"><text:span text:style-name="T5">complicated_rain_calculation_for_tomorrow</text:span>()</text:p>
        </text:list-item>
        <text:list-item>
          <text:p text:style-name="P13">Ignore a line of code and see how a program will run without it:</text:p>
          <text:p text:style-name="P24"># useful_value &lt;- old_sloppy_code()</text:p>
          <text:p text:style-name="P25"><text:span text:style-name="T5">useful_value</text:span> &lt;- <text:span text:style-name="T5">new_clean_code</text:span>()</text:p>
        </text:list-item>
      </text:list>
      <text:p text:style-name="P11">Annotating or documenting your code can help other people read your program later! It could also help your future-self understand the code when you go back and read an old file trying to remember how it works. Documenting your code will help others reproduce it, and it will help you become a better programmer too. Note: In R notebooks, you’re also allowed to add documentation using markdown text outside the code blocks.</text:p>
      <text:p text:style-name="Standard"/>
      <text:p text:style-name="P18">INTRODUCTION TO R SYNTAX</text:p>
      <text:h text:style-name="P19" text:outline-level="1">Data Types</text:h>
      <text:p text:style-name="P2"><text:span text:style-name="T1">Now that you know how to calculate basic math and add comments explaining your code, let’s dive into how R labels different types of data. In R and in programming, </text:span><text:span text:style-name="Emphasis"><text:span text:style-name="T1">data types</text:span></text:span><text:span text:style-name="T1"> are the classifications we give different kinds of information pieces. In this lesson, we will explore the following R data types:</text:span></text:p>
      <text:list xml:id="list7065371264171780744" text:style-name="L2">
        <text:list-item>
          <text:p text:style-name="P4"><text:span text:style-name="Emphasis"><text:span text:style-name="T1">Numeric</text:span></text:span><text:span text:style-name="T1">: Any number with or without a decimal point: </text:span><text:span text:style-name="Source_20_Text"><text:span text:style-name="T3">23</text:span></text:span><text:span text:style-name="T1">, </text:span><text:span text:style-name="Source_20_Text"><text:span text:style-name="T3">0.03</text:span></text:span><text:span text:style-name="T1">and the numeric null value </text:span><text:span text:style-name="Source_20_Text"><text:span text:style-name="T3">NA</text:span></text:span><text:span text:style-name="T1">.</text:span></text:p>
        </text:list-item>
        <text:list-item>
          <text:p text:style-name="P4"><text:span text:style-name="Emphasis"><text:span text:style-name="T1">Character</text:span></text:span><text:span text:style-name="T1">: Any grouping of characters on your keyboard (letters, numbers, spaces, symbols, etc.) or text. Most strings are surrounded by single quotes: </text:span><text:span text:style-name="Source_20_Text"><text:span text:style-name="T3">' ... '</text:span></text:span><text:span text:style-name="T1"> or double quotes </text:span><text:span text:style-name="Source_20_Text"><text:span text:style-name="T3">" ... "</text:span></text:span><text:span text:style-name="T1">, though we prefer single quotes. Sometimes you will hear this type referred to as “string.”</text:span></text:p>
        </text:list-item>
        <text:list-item>
          <text:p text:style-name="P4"><text:span text:style-name="Emphasis"><text:span text:style-name="T1">Logical</text:span></text:span><text:span text:style-name="T1">: This data type only has two possible values— either </text:span><text:span text:style-name="Source_20_Text"><text:span text:style-name="T3">TRUE</text:span></text:span><text:span text:style-name="T1"> or </text:span><text:span text:style-name="Source_20_Text"><text:span text:style-name="T3">FALSE</text:span></text:span><text:span text:style-name="T1">(without quotes). It’s helpful to think of logical types or booleans as on and off switches or as the answers to a “yes” or “no” question.</text:span></text:p>
        </text:list-item>
        <text:list-item>
          <text:p text:style-name="P16"><text:span text:style-name="Emphasis"><text:span text:style-name="T1">Vectors</text:span></text:span><text:span text:style-name="T1">: A list of related data that is all the same type.</text:span></text:p>
        </text:list-item>
        <text:list-item>
          <text:p text:style-name="P4"><text:span text:style-name="Emphasis"><text:span text:style-name="T1">NA</text:span></text:span><text:span text:style-name="T1">: This data type represents the absence of a value, and is represented by the keyword </text:span><text:span text:style-name="Source_20_Text"><text:span text:style-name="T3">NA</text:span></text:span><text:span text:style-name="T1"> (without quotes) but it has its own significance in the context of the different types. That is there is a numeric NA, a character NA, and a logical NA.</text:span></text:p>
        </text:list-item>
      </text:list>
      <text:p text:style-name="P9">Let’s get comfortable with checking the data type of the following:</text:p>
      <text:p text:style-name="P20"><text:span text:style-name="T5">class</text:span>(<text:span text:style-name="T5">2</text:span>) <text:span text:style-name="T7"># numeric</text:span></text:p>
      <text:p text:style-name="P20"><text:span text:style-name="T5">class</text:span>(<text:span text:style-name="T9">'hello'</text:span>) <text:span text:style-name="T7"># character</text:span></text:p>
      <text:p text:style-name="P20"><text:span text:style-name="T5">class</text:span>(<text:span text:style-name="T9">'23'</text:span>) <text:span text:style-name="T7">#character</text:span></text:p>
      <text:p text:style-name="P20"><text:span text:style-name="T5">class</text:span> (<text:span text:style-name="T11">FALSE</text:span>) <text:span text:style-name="T7">#logical</text:span></text:p>
      <text:p text:style-name="P20"><text:span text:style-name="T5">class</text:span>(<text:span text:style-name="T11">NA</text:span>) <text:span text:style-name="T7">#logical</text:span></text:p>
      <text:p text:style-name="P3"><text:span text:style-name="T1">In the example above, notice that the third line is labeled a character type. Why? Because the characters </text:span><text:span text:style-name="Source_20_Text"><text:span text:style-name="T3">23</text:span></text:span><text:span text:style-name="T1"> are in quotes, so it gets classified as a character.</text:span></text:p>
      <text:p text:style-name="Standard"/>
      <text:p text:style-name="P18">INTRODUCTION TO R SYNTAX</text:p>
      <text:h text:style-name="P19" text:outline-level="1">Variables</text:h>
      <text:p text:style-name="P3"><text:span text:style-name="T1">Now that you know how R classifies some of the basic information types, let’s figure out how to store them. In programming, variables allow us to store information and associate that information with a name. In R, we </text:span><text:span text:style-name="Emphasis"><text:span text:style-name="T1">assign</text:span></text:span><text:span text:style-name="T1">variables by using the assignment operator, an arrow sign (</text:span><text:span text:style-name="Source_20_Text"><text:span text:style-name="T3">&lt;-</text:span></text:span><text:span text:style-name="T1">) made with a carat and a dash.</text:span></text:p>
      <text:p text:style-name="P20"><text:span text:style-name="T5">full_name</text:span> &lt;-<text:span text:style-name="T9">"Natalia Rodríguez Nuñez"</text:span></text:p>
      <text:p text:style-name="P3"><text:span text:style-name="T1">In the example above, we store the string value “Natalia Rodríguez Nuñez” in a variable called </text:span><text:span text:style-name="Source_20_Text"><text:span text:style-name="T3">full_name</text:span></text:span><text:span text:style-name="T1">. Variables can’t have spaces or symbols in their names other than an underscore (</text:span><text:span text:style-name="Source_20_Text"><text:span text:style-name="T3">_</text:span></text:span><text:span text:style-name="T1">). They can’t begin with numbers but they can have numbers after the first letter (e.g., </text:span><text:span text:style-name="Source_20_Text"><text:span text:style-name="T3">cool_variable_5</text:span></text:span><text:span text:style-name="T1"> is OK).</text:span></text:p>
      <text:p text:style-name="P3"><text:span text:style-name="T1">It’s no coincidence we call these creatures “variables”. If we need to update a variable but perform the same logical process on it, we can change its value! For example, take the variable </text:span><text:span text:style-name="Source_20_Text"><text:span text:style-name="T3">message_string</text:span></text:span><text:span text:style-name="T1">:</text:span></text:p>
      <text:p text:style-name="P22"># Greeting</text:p>
      <text:p text:style-name="P20"><text:span text:style-name="T5">message_string</text:span> &lt;- <text:span text:style-name="T9">"Hello there"</text:span></text:p>
      <text:p text:style-name="P20">print(<text:span text:style-name="T5">message_string</text:span>)</text:p>
      <text:p text:style-name="P23"/>
      <text:p text:style-name="P22"># Farewell</text:p>
      <text:p text:style-name="P20"><text:span text:style-name="T5">message_string</text:span> &lt;- <text:span text:style-name="T9">"Hasta la vista"</text:span></text:p>
      <text:p text:style-name="P20">print(<text:span text:style-name="T5">message_string</text:span>)</text:p>
      <text:p text:style-name="P3"><text:span text:style-name="T1">Above, we create the variable </text:span><text:span text:style-name="Source_20_Text"><text:span text:style-name="T3">message_string</text:span></text:span><text:span text:style-name="T1">, assign a welcome message, and print the greeting. After we greet the user, we want to wish them goodbye. We then update </text:span><text:span text:style-name="Source_20_Text"><text:span text:style-name="T3">message_string</text:span></text:span><text:span text:style-name="T1"> to a departure message and print that out.</text:span></text:p>
      <text:p text:style-name="P3"><text:span text:style-name="T1">Note: You can also use </text:span><text:span text:style-name="Source_20_Text"><text:span text:style-name="T3">=</text:span></text:span><text:span text:style-name="T1"> instead of </text:span><text:span text:style-name="Source_20_Text"><text:span text:style-name="T3">&lt;-</text:span></text:span><text:span text:style-name="T1"> to assign a value but R-tists(R programmers) prefer to do it with an arrow.</text:span></text:p>
      <text:p text:style-name="Standard"/>
      <text:p text:style-name="P18">INTRODUCTION TO R SYNTAX</text:p>
      <text:h text:style-name="P19" text:outline-level="1">Vectors</text:h>
      <text:p text:style-name="P1">We mentioned Vectors when we introduced data types earlier. In R, vectors are a list-like structure that contain items of the same data type.</text:p>
      <text:p text:style-name="P9">Take a look here:</text:p>
      <text:p text:style-name="P20"><text:span text:style-name="T5">spring_months</text:span> &lt;- <text:span text:style-name="T5">c</text:span>(<text:span text:style-name="T9">"March"</text:span>, <text:span text:style-name="T9">"April"</text:span>,<text:span text:style-name="T9">"May"</text:span>,<text:span text:style-name="T9">"June"</text:span>)</text:p>
      <text:p text:style-name="P3"><text:span text:style-name="T1">In the example above, we created a new variable with the value of a new vector. We created this vector by separating four character strings with a comma and wrapping them inside </text:span><text:span text:style-name="Source_20_Text"><text:span text:style-name="T3">c()</text:span></text:span><text:span text:style-name="T1">.</text:span></text:p>
      <text:p text:style-name="P9">A few things you should know how to do with vectors:</text:p>
      <text:list xml:id="list2545769069025692549" text:style-name="L3">
        <text:list-item>
          <text:p text:style-name="P5"><text:span text:style-name="T1">You can check the type of elements in a vector by using </text:span><text:span text:style-name="Source_20_Text"><text:span text:style-name="T3">typeof(vector_name)</text:span></text:span></text:p>
        </text:list-item>
        <text:list-item>
          <text:p text:style-name="P5"><text:span text:style-name="T1">You can check the length of a vector by using </text:span><text:span text:style-name="Source_20_Text"><text:span text:style-name="T3">length(vector_name)</text:span></text:span></text:p>
        </text:list-item>
        <text:list-item>
          <text:p text:style-name="P5"><text:span text:style-name="T1">You can access individual elements in the vector by using </text:span><text:span text:style-name="Source_20_Text"><text:span text:style-name="T3">[]</text:span></text:span><text:span text:style-name="T1"> and placing the element position inside the brackets. For example, if we wanted to access the second element we would write: </text:span><text:span text:style-name="Source_20_Text"><text:span text:style-name="T3">vector_name[2]</text:span></text:span><text:span text:style-name="T1">. Note: In R, you start counting elements at position one, not zero.</text:span></text:p>
        </text:list-item>
      </text:list>
      <text:p text:style-name="Standard"/>
      <text:p text:style-name="P18">INTRODUCTION TO R SYNTAX</text:p>
      <text:h text:style-name="P19" text:outline-level="1">Conditionals</text:h>
      <text:p text:style-name="P1">In R, we will often perform a task based on a condition. For example, if we are analyzing data for the summer, then we will only want to look at data that falls in June, July, and September.</text:p>
      <text:p text:style-name="P9">We can perform a task based on a condition using an if statement:</text:p>
      <text:p text:style-name="P20"><text:span text:style-name="T12">if</text:span> (<text:span text:style-name="T11">TRUE</text:span>) {</text:p>
      <text:p text:style-name="P21"><text:s text:c="2"/><text:span text:style-name="T6">print</text:span><text:span text:style-name="T8">(</text:span><text:span text:style-name="T10">'This message will print!'</text:span><text:span text:style-name="T8">)</text:span></text:p>
      <text:p text:style-name="P20">} </text:p>
      <text:p text:style-name="P10"><text:span text:style-name="T1">Notice in the example above, we have an </text:span><text:span text:style-name="Emphasis"><text:span text:style-name="T1">if</text:span></text:span><text:span text:style-name="T1">statement. The if statement is composed of:</text:span></text:p>
      <text:list xml:id="list3718001421327870526" text:style-name="L4">
        <text:list-item>
          <text:p text:style-name="P6"><text:span text:style-name="T1">The if keyword followed by a set of parentheses </text:span><text:span text:style-name="Source_20_Text"><text:span text:style-name="T3">()</text:span></text:span><text:span text:style-name="T1"> which is followed by a code block, or block statement, indicated by a set of curly braces </text:span><text:span text:style-name="Source_20_Text"><text:span text:style-name="T3">{}</text:span></text:span><text:span text:style-name="T1">.</text:span></text:p>
        </text:list-item>
        <text:list-item>
          <text:p text:style-name="P6"><text:span text:style-name="T1">Inside the parentheses </text:span><text:span text:style-name="Source_20_Text"><text:span text:style-name="T3">()</text:span></text:span><text:span text:style-name="T1">, a condition is provided that evaluates to </text:span><text:span text:style-name="Source_20_Text"><text:span text:style-name="T3">TRUE</text:span></text:span><text:span text:style-name="T1"> or </text:span><text:span text:style-name="Source_20_Text"><text:span text:style-name="T3">FALSE</text:span></text:span><text:span text:style-name="T1">.</text:span></text:p>
        </text:list-item>
        <text:list-item>
          <text:p text:style-name="P6"><text:span text:style-name="T1">If the condition evaluates to true, the code inside the curly braces </text:span><text:span text:style-name="Source_20_Text"><text:span text:style-name="T3">{}</text:span></text:span><text:span text:style-name="T1"> runs, or executes.</text:span></text:p>
        </text:list-item>
        <text:list-item>
          <text:p text:style-name="P14">If the condition evaluates to false, the code inside the block won’t execute.</text:p>
        </text:list-item>
      </text:list>
      <text:p text:style-name="P10"><text:span text:style-name="T1">Knowing how to use if statements will help you introduce logic in your data analysis. There is also a way to add an </text:span><text:span text:style-name="Emphasis"><text:span text:style-name="T1">else statement</text:span></text:span><text:span text:style-name="T1">. An else statement must be paired with an if statement, and together they are referred to as an if…else statement.</text:span></text:p>
      <text:p text:style-name="P20"><text:span text:style-name="T12">if</text:span> (<text:span text:style-name="T11">TRUE</text:span>) {</text:p>
      <text:p text:style-name="P21"><text:s text:c="3"/><text:span text:style-name="T6">print</text:span><text:span text:style-name="T8">(</text:span><text:span text:style-name="T10">"Go to sleep!"</text:span><text:span text:style-name="T8">)</text:span></text:p>
      <text:p text:style-name="P20">} <text:span text:style-name="T12">else</text:span> {</text:p>
      <text:p text:style-name="P21"><text:s text:c="3"/><text:span text:style-name="T6">print</text:span><text:span text:style-name="T8">(</text:span><text:span text:style-name="T10">"Wake up!"</text:span><text:span text:style-name="T8">)</text:span></text:p>
      <text:p text:style-name="P20">}</text:p>
      <text:p text:style-name="P9">In the example above, the else statement:</text:p>
      <text:list xml:id="list2312376761947099304" text:style-name="L5">
        <text:list-item>
          <text:p text:style-name="P15">Uses the else keyword following the code block of an if statement.</text:p>
        </text:list-item>
        <text:list-item>
          <text:p text:style-name="P7"><text:span text:style-name="T1">Has a code block that is wrapped by a set of curly braces </text:span><text:span text:style-name="Source_20_Text"><text:span text:style-name="T3">{}</text:span></text:span><text:span text:style-name="T1">.</text:span></text:p>
        </text:list-item>
        <text:list-item>
          <text:p text:style-name="P15"><text:soft-page-break/>The code inside the else statement code block will execute when the if statement’s condition evaluates to false. These if…else statements allow us to automate solutions to yes-or-no questions, also known as binary decisions.</text:p>
        </text:list-item>
      </text:list>
      <text:p text:style-name="Standard"/>
      <text:p text:style-name="P18">INTRODUCTION TO R SYNTAX</text:p>
      <text:h text:style-name="P19" text:outline-level="1">Comparison Operators</text:h>
      <text:p text:style-name="P1">When writing conditional statements, sometimes we need to use different types of operators to compare values. These operators are called comparison operators.</text:p>
      <text:p text:style-name="P9">Here is a list of some handy comparison operators and their syntax:</text:p>
      <text:list xml:id="list495483159094047466" text:style-name="L6">
        <text:list-item>
          <text:p text:style-name="P8"><text:span text:style-name="T1">Less than: </text:span><text:span text:style-name="Source_20_Text"><text:span text:style-name="T3">&lt;</text:span></text:span></text:p>
        </text:list-item>
        <text:list-item>
          <text:p text:style-name="P8"><text:span text:style-name="T1">Greater than: </text:span><text:span text:style-name="Source_20_Text"><text:span text:style-name="T3">&gt;</text:span></text:span></text:p>
        </text:list-item>
        <text:list-item>
          <text:p text:style-name="P8"><text:span text:style-name="T1">Less than or equal to: </text:span><text:span text:style-name="Source_20_Text"><text:span text:style-name="T3">&lt;=</text:span></text:span></text:p>
        </text:list-item>
        <text:list-item>
          <text:p text:style-name="P8"><text:span text:style-name="T1">Greater than or equal to: </text:span><text:span text:style-name="Source_20_Text"><text:span text:style-name="T3">&gt;=</text:span></text:span></text:p>
        </text:list-item>
        <text:list-item>
          <text:p text:style-name="P8"><text:span text:style-name="T1">Is equal to: </text:span><text:span text:style-name="Source_20_Text"><text:span text:style-name="T3">==</text:span></text:span></text:p>
        </text:list-item>
        <text:list-item>
          <text:p text:style-name="P8"><text:span text:style-name="T1">Is NOT equal to: </text:span><text:span text:style-name="Source_20_Text"><text:span text:style-name="T3">!=</text:span></text:span></text:p>
        </text:list-item>
      </text:list>
      <text:p text:style-name="P9">Comparison operators compare the value on the left with the value on the right. For instance:</text:p>
      <text:p text:style-name="P20"><text:span text:style-name="T5">10</text:span> &lt; <text:span text:style-name="T5">12</text:span> <text:span text:style-name="T7"># Evaluates to TRUE</text:span></text:p>
      <text:p text:style-name="P11">It can be helpful to think of comparison statements as questions. When the answer is “yes”, the statement evaluates to true, and when the answer is “no”, the statement evaluates to false. The code above would be asking: is 10 less than 12? Yes! So 10 &lt; 12 evaluates to tr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Richard</meta:initial-creator>
    <meta:creation-date>2019-04-01T23:18:19.05</meta:creation-date>
    <dc:date>2019-04-02T00:17:24.61</dc:date>
    <dc:creator>Joseph Richard</dc:creator>
    <meta:editing-duration>PT59M10S</meta:editing-duration>
    <meta:editing-cycles>2</meta:editing-cycles>
    <meta:generator>OpenOffice/4.1.5$Win32 OpenOffice.org_project/415m1$Build-9789</meta:generator>
    <meta:document-statistic meta:table-count="0" meta:image-count="0" meta:object-count="0" meta:page-count="9" meta:paragraph-count="109" meta:word-count="1721" meta:character-count="9679"/>
  </office:meta>
</office:document-meta>
</file>